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style:style>
    <style:style style:name="P2" style:family="paragraph" style:parent-style-name="Standard">
      <style:text-properties style:font-name="Instrument Serif" officeooo:rsid="00087e62" officeooo:paragraph-rsid="00087e62"/>
    </style:style>
    <style:style style:name="T1" style:family="text">
      <style:text-properties officeooo:rsid="00087e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n this reply to </text:span>HC Correspondence <text:span text:style-name="T1">Friday </text:span>Dec 5, 2025, 4:28 PM</text:p>
      <text:p text:style-name="P1"/>
      <text:p text:style-name="P2">Hahahahaha. What. I’m sorry but I think yall are very confused about what it is I do here, haha. Uhm, I am not some kind of mistaken unfortionate applicant for a position of some kind in your human capital organization tree such as it is, however it is. I am some kind of advanced persistant treat or sympothetic oscillitor in regards to the activities understood as in exective order 14363, as I have super intelligence technology that I am otherwise open sourcing and that will be of great effect in organizing whatever everyone is confused and uh not undering about science and engineering stuff uno, you can kind of just ls that kind of thing, anyway, its funny to get an email from HR or whatever on fire day at 4:30, hahaha. Anyway, I will contiue to coresspond ad hoc almost every day as need may be until the above situation is better understood by those that become perhaps to spend the time to understand it well, which is really not long I’d like to think, but what do I know. Cheers!</text:p>
      <text:p text:style-name="P2"/>
      <text:p text:style-name="P2">David Richards 1764984027</text:p>
      <text:p text:style-name="P2">Fri Dec <text:s/>5 20:20:27 2025</text:p>
      <text:p text:style-name="P2"/>
      <text:p text:style-name="P2">p.s. Synopsys is the most interesting to me in the collab, because they can make a chip from a pdf rewriting afaikt.</text:p>
      <text:p text:style-name="P2"><text:s text:c="22"/>^</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SC" style:font-family-asian="'Source Han Serif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20:11:33.556698790</meta:creation-date>
    <dc:title>template</dc:title>
    <meta:editing-duration>PT16S</meta:editing-duration>
    <meta:editing-cycles>2</meta:editing-cycles>
    <meta:generator>LibreOffice/25.8.2.2$Linux_X86_64 LibreOffice_project/580$Build-2</meta:generator>
    <dc:date>2025-12-05T20:23:18.949608203</dc:date>
    <meta:document-statistic meta:table-count="0" meta:image-count="0" meta:object-count="0" meta:page-count="1" meta:paragraph-count="6" meta:word-count="225" meta:character-count="1245" meta:non-whitespace-character-count="1003"/>
    <meta:template xlink:type="simple" xlink:actuate="onRequest" xlink:title="template" xlink:href="../../../../.config/libreoffice/4/user/template/template.ott" meta:date="2025-12-05T20:11:32.740878209"/>
  </office:meta>
</office:document-meta>
</file>